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407c0" officeooo:paragraph-rsid="001407c0"/>
    </style:style>
    <style:style style:name="P2" style:family="paragraph" style:parent-style-name="Standard">
      <style:text-properties officeooo:rsid="0022f4c3" officeooo:paragraph-rsid="001407c0"/>
    </style:style>
    <style:style style:name="P3" style:family="paragraph" style:parent-style-name="Standard">
      <style:text-properties fo:font-weight="normal" officeooo:rsid="0022f4c3" officeooo:paragraph-rsid="0022f4c3" style:font-weight-asian="normal" style:font-weight-complex="normal"/>
    </style:style>
    <style:style style:name="P4" style:family="paragraph" style:parent-style-name="Standard">
      <style:text-properties fo:font-style="italic" fo:font-weight="normal" officeooo:rsid="0022f4c3" officeooo:paragraph-rsid="0022f4c3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weight="bold" officeooo:rsid="0022f4c3" officeooo:paragraph-rsid="0022f4c3" style:font-weight-asian="bold" style:font-weight-complex="bold"/>
    </style:style>
    <style:style style:name="P6" style:family="paragraph" style:parent-style-name="Standard">
      <style:text-properties officeooo:rsid="001407c0" officeooo:paragraph-rsid="001407c0"/>
    </style:style>
    <style:style style:name="P7" style:family="paragraph" style:parent-style-name="Standard">
      <style:text-properties officeooo:rsid="0022f4c3" officeooo:paragraph-rsid="0022f4c3"/>
    </style:style>
    <style:style style:name="P8" style:family="paragraph" style:parent-style-name="Standard">
      <style:text-properties fo:font-weight="normal" officeooo:rsid="0022f4c3" officeooo:paragraph-rsid="0022f4c3" style:font-weight-asian="normal" style:font-weight-complex="normal"/>
    </style:style>
    <style:style style:name="P9" style:family="paragraph" style:parent-style-name="Standard">
      <style:text-properties fo:font-style="italic" fo:font-weight="normal" officeooo:rsid="0022f4c3" officeooo:paragraph-rsid="0022f4c3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24903c" officeooo:paragraph-rsid="0024903c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bold" officeooo:rsid="0024903c" officeooo:paragraph-rsid="0024903c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weight="normal" officeooo:rsid="0022f4c3" officeooo:paragraph-rsid="0022f4c3" style:font-weight-asian="normal" style:font-weight-complex="normal"/>
    </style:style>
    <style:style style:name="P13" style:family="paragraph" style:parent-style-name="Standard">
      <style:text-properties fo:font-weight="normal" officeooo:rsid="0024903c" officeooo:paragraph-rsid="0024903c" style:font-weight-asian="normal" style:font-weight-complex="normal"/>
    </style:style>
    <style:style style:name="P14" style:family="paragraph" style:parent-style-name="Standard">
      <style:text-properties fo:font-weight="normal" officeooo:rsid="0025b34f" officeooo:paragraph-rsid="0025b34f" style:font-weight-asian="normal" style:font-weight-complex="normal"/>
    </style:style>
    <style:style style:name="P15" style:family="paragraph" style:parent-style-name="Standard">
      <style:text-properties fo:font-weight="bold" officeooo:rsid="001e209d" officeooo:paragraph-rsid="001407c0" style:font-weight-asian="bold" style:font-weight-complex="bold"/>
    </style:style>
    <style:style style:name="P16" style:family="paragraph" style:parent-style-name="Standard">
      <style:text-properties fo:font-weight="bold" officeooo:rsid="0025b34f" officeooo:paragraph-rsid="0025b34f" style:font-weight-asian="bold" style:font-weight-complex="bold"/>
    </style:style>
    <style:style style:name="P17" style:family="paragraph" style:parent-style-name="Standard">
      <style:text-properties officeooo:rsid="0022f4c3" officeooo:paragraph-rsid="001407c0"/>
    </style:style>
    <style:style style:name="P18" style:family="paragraph" style:parent-style-name="Standard">
      <style:text-properties fo:font-style="normal" fo:font-weight="normal" officeooo:rsid="0024903c" officeooo:paragraph-rsid="0024903c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bold" officeooo:rsid="0024903c" officeooo:paragraph-rsid="0024903c" style:font-style-asian="normal" style:font-weight-asian="bold" style:font-style-complex="normal" style:font-weight-complex="bold"/>
    </style:style>
    <style:style style:name="P20" style:family="paragraph" style:parent-style-name="Standard">
      <style:text-properties officeooo:rsid="001407c0" officeooo:paragraph-rsid="001407c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bold" officeooo:rsid="0024903c" style:font-style-asian="normal" style:font-weight-asian="bold" style:font-style-complex="normal" style:font-weight-complex="bold"/>
    </style:style>
    <style:style style:name="T5" style:family="text">
      <style:text-properties officeooo:rsid="00203f23"/>
    </style:style>
    <style:style style:name="T6" style:family="text">
      <style:text-properties officeooo:rsid="00213203"/>
    </style:style>
    <style:style style:name="T7" style:family="text">
      <style:text-properties officeooo:rsid="0024903c"/>
    </style:style>
  </office:automatic-styles>
  <office:body>
    <office:text>
      <text:tracked-changes>
        <text:changed-region xml:id="ct94577672720032" text:id="ct94577672720032">
          <text:deletion>
            <office:change-info>
              <dc:creator>Unknown Author</dc:creator>
              <dc:date>2015-12-31T15:43:00</dc:date>
            </office:change-info>
            <text:p text:style-name="P1"/>
            <text:p text:style-name="P2"/>
          </text:deletion>
        </text:changed-region>
        <text:changed-region xml:id="ct94577672584448" text:id="ct94577672584448">
          <text:insertion>
            <office:change-info>
              <dc:creator>Unknown Author</dc:creator>
              <dc:date>2015-12-31T15:43:00</dc:date>
            </office:change-info>
          </text:insertion>
        </text:changed-region>
        <text:changed-region xml:id="ct94577620687344" text:id="ct94577620687344">
          <text:deletion>
            <office:change-info>
              <dc:creator>Unknown Author</dc:creator>
              <dc:date>2015-12-31T15:41:00</dc:date>
            </office:change-info>
            <text:p text:style-name="P3"><text:tab/></text:p>
          </text:deletion>
        </text:changed-region>
        <text:changed-region xml:id="ct94577614686352" text:id="ct94577614686352">
          <text:deletion>
            <office:change-info>
              <dc:creator>Unknown Author</dc:creator>
              <dc:date>2015-12-31T15:41:00</dc:date>
            </office:change-info>
            <text:p text:style-name="P3"><text:tab/></text:p>
          </text:deletion>
        </text:changed-region>
        <text:changed-region xml:id="ct94577672141984" text:id="ct94577672141984">
          <text:insertion>
            <office:change-info>
              <dc:creator>Unknown Author</dc:creator>
              <dc:date>2015-12-31T15:41:00</dc:date>
            </office:change-info>
          </text:insertion>
        </text:changed-region>
        <text:changed-region xml:id="ct94577672128176" text:id="ct94577672128176">
          <text:deletion>
            <office:change-info>
              <dc:creator>Unknown Author</dc:creator>
              <dc:date>2015-12-31T15:41:00</dc:date>
            </office:change-info>
            <text:p text:style-name="P4"><text:tab/></text:p>
          </text:deletion>
        </text:changed-region>
        <text:changed-region xml:id="ct94577620855760" text:id="ct94577620855760">
          <text:insertion>
            <office:change-info>
              <dc:creator>Unknown Author</dc:creator>
              <dc:date>2015-12-31T15:41:00</dc:date>
            </office:change-info>
          </text:insertion>
        </text:changed-region>
        <text:changed-region xml:id="ct94577672464448" text:id="ct94577672464448">
          <text:insertion>
            <office:change-info>
              <dc:creator>Unknown Author</dc:creator>
              <dc:date>2015-12-31T15:41:00</dc:date>
            </office:change-info>
          </text:insertion>
        </text:changed-region>
        <text:changed-region xml:id="ct94577620927744" text:id="ct94577620927744">
          <text:insertion>
            <office:change-info>
              <dc:creator>Unknown Author</dc:creator>
              <dc:date>2015-12-31T15:42:00</dc:date>
            </office:change-info>
          </text:insertion>
        </text:changed-region>
        <text:changed-region xml:id="ct94577673569360" text:id="ct94577673569360">
          <text:insertion>
            <office:change-info>
              <dc:creator>Unknown Author</dc:creator>
              <dc:date>2015-12-31T15:47:00</dc:date>
            </office:change-info>
          </text:insertion>
        </text:changed-region>
        <text:changed-region xml:id="ct94577672501968" text:id="ct94577672501968">
          <text:deletion>
            <office:change-info>
              <dc:creator>Unknown Author</dc:creator>
              <dc:date>2015-12-31T15:42:00</dc:date>
            </office:change-info>
            <text:p text:style-name="P3"><text:span text:style-name="T1"/></text:p>
            <text:p text:style-name="P3"><text:span text:style-name="T1"/></text:p>
          </text:deletion>
        </text:changed-region>
        <text:changed-region xml:id="ct94577672721920" text:id="ct94577672721920">
          <text:insertion>
            <office:change-info>
              <dc:creator>Unknown Author</dc:creator>
              <dc:date>2015-12-31T15:4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5">3</text:span>L<text:span text:style-name="T6">9</text:span> German</text:p>
      <text:p text:style-name="P2"><text:change text:change-id="ct94577672720032"/><text:change-start text:change-id="ct94577672584448"/></text:p>
      <text:p text:style-name="P7"><text:change-end text:change-id="ct94577672584448"/></text:p>
      <text:p text:style-name="P5">Expressing Likes</text:p>
      <text:p text:style-name="P5"/>
      <text:p text:style-name="P3"><text:change text:change-id="ct94577620687344"/>Liking nouns:</text:p>
      <text:p text:style-name="P3"><text:change text:change-id="ct94577614686352"/><text:span text:style-name="T1">haben + noun + gern(e)</text:span></text:p>
      <text:p text:style-name="P4"><text:change-start text:change-id="ct94577672141984"/><text:span text:style-name="T4"/></text:p>
      <text:p text:style-name="P4"><text:change-end text:change-id="ct94577672141984"/><text:change text:change-id="ct94577672128176"/><text:change-start text:change-id="ct94577620855760"/><text:span text:style-name="T4">Ex: </text:span><text:change-end text:change-id="ct94577620855760"/>Ich habe Max gern<text:change-start text:change-id="ct94577672464448"/></text:p>
      <text:p text:style-name="P4"><text:s text:c="6"/><text:change-end text:change-id="ct94577672464448"/><text:change-start text:change-id="ct94577620927744"/><text:s/><text:span text:style-name="T7">I like Max.</text:span></text:p>
      <text:p text:style-name="P3"><text:span text:style-name="T1"/></text:p>
      <text:p text:style-name="P18">Liking to do something (verbs):</text:p>
      <text:p text:style-name="P10">verb + gern(e)</text:p>
      <text:p text:style-name="P13"><text:span text:style-name="T1"/></text:p>
      <text:p text:style-name="P19">Ex: <text:span text:style-name="T3">Ich schwimme gern.</text:span></text:p>
      <text:p text:style-name="P19"><text:span text:style-name="T3"><text:s text:c="7"/>I like to swim.</text:span></text:p>
      <text:p text:style-name="P3"><text:change-end text:change-id="ct94577620927744"/><text:change-start text:change-id="ct94577673569360"/><text:span text:style-name="T1"/></text:p>
      <text:p text:style-name="P3"><text:span text:style-name="T1"/></text:p>
      <text:p text:style-name="P16"><text:span text:style-name="T1">Examples:</text:span></text:p>
      <text:p text:style-name="P16"><text:span text:style-name="T1"/></text:p>
      <text:p text:style-name="P14"><text:span text:style-name="T1">Hast du Winter gern?<text:tab/><text:tab/><text:tab/>Ja, ich habe Winter gern.</text:span></text:p>
      <text:p text:style-name="P14"><text:span text:style-name="T1">Lernst du gern Deutsch?<text:tab/><text:tab/>Ja, ich lerne gern Deutsch.</text:span></text:p>
      <text:p text:style-name="P14"><text:span text:style-name="T1">Habst du Herbst gern?<text:tab/><text:tab/>Ja, ich habe Herbst gern.</text:span></text:p>
      <text:p text:style-name="P14"><text:span text:style-name="T1">Hast du die Schule gern?<text:tab/><text:tab/>Ja, ich habe die Schule gern.</text:span></text:p>
      <text:p text:style-name="P14"><text:span text:style-name="T1">Hast du warmes Wetter gern?<text:tab/>Ja, ich habe warmes Wetter gern.</text:span></text:p>
      <text:p text:style-name="P3"><text:change-end text:change-id="ct94577673569360"/><text:change text:change-id="ct94577672501968"/><text:span text:style-name="T1"/></text:p>
      <text:p text:style-name="P5">..</text:p>
      <text:p text:style-name="P15"><text:change-start text:change-id="ct94577672721920"/></text:p>
      <text:p text:style-name="P11">The use of gern and gerne is interchangable.<text:change-end text:change-id="ct945776727219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5-12-31T15:50:28.732600434</dc:date>
    <meta:editing-duration>PT1H6M1S</meta:editing-duration>
    <meta:editing-cycles>14</meta:editing-cycles>
    <meta:generator>LibreOffice/4.4.5.2$Linux_X86_64 LibreOffice_project/40$Build-2</meta:generator>
    <meta:document-statistic meta:table-count="0" meta:image-count="0" meta:object-count="0" meta:page-count="1" meta:paragraph-count="18" meta:word-count="94" meta:character-count="508" meta:non-whitespace-character-count="413"/>
  </office:meta>
</office:document-meta>
</file>